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language="en" fo:country="US" officeooo:paragraph-rsid="00250df1"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fo:language="en" fo:country="US" officeooo:paragraph-rsid="0033fc49"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15" style:family="paragraph" style:parent-style-name="Text_20_body">
      <style:text-properties fo:language="en" fo:country="US" fo:font-style="normal" officeooo:rsid="00250df1" officeooo:paragraph-rsid="00250df1" style:font-style-asian="normal" style:font-style-complex="normal"/>
    </style:style>
    <style:style style:name="P16" style:family="paragraph" style:parent-style-name="Text_20_body">
      <style:text-properties style:font-name="Liberation Serif" fo:font-size="11pt" fo:language="en" fo:country="US" officeooo:rsid="004026a4" officeooo:paragraph-rsid="004026a4" style:font-size-asian="11pt" style:font-size-complex="11pt"/>
    </style:style>
    <style:style style:name="P17" style:family="paragraph" style:parent-style-name="Text_20_body">
      <style:text-properties style:font-name="Liberation Serif" fo:font-size="11pt" fo:language="en" fo:country="US" fo:font-style="italic" officeooo:rsid="004026a4" officeooo:paragraph-rsid="004026a4" style:font-size-asian="11pt" style:font-style-asian="italic" style:font-size-complex="11pt" style:font-style-complex="italic"/>
    </style:style>
    <style:style style:name="P18" style:family="paragraph" style:parent-style-name="Text_20_body">
      <style:text-properties style:text-position="0% 100%" style:font-name="Liberation Serif" fo:font-size="11pt" fo:language="en" fo:country="US" officeooo:rsid="0042a597" officeooo:paragraph-rsid="0042a597" style:font-size-asian="9.60000038146973pt" style:font-size-complex="11pt"/>
    </style:style>
    <style:style style:name="P19" style:family="paragraph" style:parent-style-name="Text_20_body">
      <style:text-properties style:text-position="0% 100%" style:font-name="Liberation Serif" fo:font-size="11pt" fo:language="en" fo:country="US" fo:font-style="italic" officeooo:rsid="0042a597" officeooo:paragraph-rsid="0042a597" style:font-size-asian="9.60000038146973pt" style:font-style-asian="italic" style:font-size-complex="11pt" style:font-style-complex="italic"/>
    </style:style>
    <style:style style:name="P20" style:family="paragraph" style:parent-style-name="Table_20_Contents">
      <style:paragraph-properties fo:text-align="justify" style:justify-single-word="false"/>
      <style:text-properties fo:font-size="11pt" fo:language="en" fo:country="US"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23"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24"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25"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6"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7"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8"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9" style:family="paragraph" style:parent-style-name="Heading_20_1">
      <style:text-properties fo:font-size="14pt" fo:language="en" fo:country="US" style:font-size-asian="14pt" style:font-size-complex="14pt"/>
    </style:style>
    <style:style style:name="P30" style:family="paragraph" style:parent-style-name="Heading_20_2">
      <style:text-properties style:font-name="Liberation Sans"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Heading_20_2">
      <style:text-properties style:font-name="Liberation Sans"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32" style:family="paragraph" style:parent-style-name="Heading_20_2">
      <style:text-properties style:font-name="Liberation Sans" fo:language="en" fo:country="US" fo:font-style="normal" fo:font-weight="bold" style:font-style-asian="normal" style:font-weight-asian="bold" style:font-style-complex="normal" style:font-weight-complex="bold"/>
    </style:style>
    <style:style style:name="P33" style:family="paragraph" style:parent-style-name="Heading_20_2">
      <style:text-properties style:text-position="0% 100%" style:font-name="Liberation Sans" fo:font-size="11pt" fo:language="en" fo:country="US" officeooo:rsid="0041116e" officeooo:paragraph-rsid="0041116e" style:font-size-asian="9.60000038146973pt" style:font-size-complex="11pt"/>
    </style:style>
    <style:style style:name="P34" style:family="paragraph" style:parent-style-name="Heading_20_2">
      <style:text-properties fo:font-size="11pt" fo:language="en" fo:country="US" officeooo:rsid="0044b9be" officeooo:paragraph-rsid="0044b9be" style:font-size-asian="11pt" style:font-size-complex="11pt"/>
    </style:style>
    <style:style style:name="P35" style:family="paragraph" style:parent-style-name="Heading_20_2">
      <style:text-properties officeooo:paragraph-rsid="004026a4"/>
    </style:style>
    <style:style style:name="P36"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37"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8" style:family="paragraph" style:parent-style-name="Standard" style:list-style-name="L2">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39" style:family="paragraph" style:parent-style-name="Standard" style:list-style-name="L4">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40" style:family="paragraph" style:parent-style-name="Standard" style:list-style-name="L5">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41" style:family="paragraph" style:parent-style-name="Standard" style:list-style-name="L2">
      <style:paragraph-properties fo:text-align="justify" style:justify-single-word="false" fo:hyphenation-ladder-count="no-limit"/>
      <style:text-properties fo:language="en" fo:country="US" officeooo:rsid="002d7f2c" officeooo:paragraph-rsid="002d7f2c" fo:hyphenate="true" fo:hyphenation-remain-char-count="2" fo:hyphenation-push-char-count="2" loext:hyphenation-no-caps="false"/>
    </style:style>
    <style:style style:name="P42"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43"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44" style:family="paragraph" style:parent-style-name="Text_20_body">
      <style:text-properties fo:font-size="11pt" fo:language="en" fo:country="US" fo:font-style="italic" officeooo:rsid="0044b9be" officeooo:paragraph-rsid="0044b9be" style:font-size-asian="11pt" style:font-style-asian="italic" style:font-size-complex="11pt" style:font-style-complex="italic"/>
    </style:style>
    <style:style style:name="P45" style:family="paragraph" style:parent-style-name="Text_20_body">
      <style:text-properties fo:font-size="11pt" fo:language="en" fo:country="US" fo:font-style="normal" officeooo:rsid="0044b9be" officeooo:paragraph-rsid="0044b9be" style:font-size-asian="11pt" style:font-style-asian="normal" style:font-size-complex="11pt" style:font-style-complex="normal"/>
    </style:style>
    <style:style style:name="P46" style:family="paragraph" style:parent-style-name="Text_20_body" style:list-style-name="L6">
      <style:text-properties fo:font-size="11pt" fo:language="en" fo:country="US" fo:font-style="normal" officeooo:rsid="0044b9be" officeooo:paragraph-rsid="0044b9be" style:font-size-asian="11pt" style:font-style-asian="normal" style:font-size-complex="11pt" style:font-style-complex="normal"/>
    </style:style>
    <style:style style:name="T1" style:family="text">
      <style:text-properties fo:font-size="11pt" fo:font-style="normal" style:font-size-asian="11pt" style:font-style-asian="normal" style:font-size-complex="11pt" style:font-style-complex="normal"/>
    </style:style>
    <style:style style:name="T2" style:family="text">
      <style:text-properties fo:font-size="11pt" fo:font-style="normal" officeooo:rsid="0014d082" style:font-size-asian="11pt" style:font-style-asian="normal" style:font-size-complex="11pt" style:font-style-complex="normal"/>
    </style:style>
    <style:style style:name="T3" style:family="text">
      <style:text-properties fo:font-size="11pt" fo:font-style="normal" officeooo:rsid="0018ddd0" style:font-size-asian="11pt" style:font-style-asian="normal" style:font-size-complex="11pt" style:font-style-complex="normal"/>
    </style:style>
    <style:style style:name="T4" style:family="text">
      <style:text-properties fo:font-size="11pt" fo:font-style="normal" officeooo:rsid="001efcea" style:font-size-asian="11pt" style:font-style-asian="normal" style:font-size-complex="11pt" style:font-style-complex="normal"/>
    </style:style>
    <style:style style:name="T5" style:family="text">
      <style:text-properties fo:font-size="11pt" fo:font-style="normal" officeooo:rsid="00202f09" style:font-size-asian="11pt" style:font-style-asian="normal" style:font-size-complex="11pt" style:font-style-complex="normal"/>
    </style:style>
    <style:style style:name="T6" style:family="text">
      <style:text-properties fo:font-size="11pt" fo:font-style="normal" officeooo:rsid="001dc3c8" style:font-size-asian="11pt" style:font-style-asian="normal" style:font-size-complex="11pt" style:font-style-complex="normal"/>
    </style:style>
    <style:style style:name="T7" style:family="text">
      <style:text-properties fo:font-size="11pt" fo:font-style="normal" officeooo:rsid="00250df1" style:font-size-asian="11pt" style:font-style-asian="normal" style:font-size-complex="11pt" style:font-style-complex="normal"/>
    </style:style>
    <style:style style:name="T8" style:family="text">
      <style:text-properties fo:font-size="11pt" fo:font-style="normal" officeooo:rsid="002d7f2c" style:font-size-asian="11pt" style:font-style-asian="normal" style:font-size-complex="11pt" style:font-style-complex="normal"/>
    </style:style>
    <style:style style:name="T9" style:family="text">
      <style:text-properties fo:font-size="11pt" fo:font-style="normal" officeooo:rsid="00141e4b" style:font-size-asian="11pt" style:font-style-asian="normal" style:font-size-complex="11pt" style:font-style-complex="normal"/>
    </style:style>
    <style:style style:name="T10" style:family="text">
      <style:text-properties fo:font-size="11pt" fo:font-style="normal" officeooo:rsid="0020fe56" style:font-size-asian="11pt" style:font-style-asian="normal" style:font-size-complex="11pt" style:font-style-complex="normal"/>
    </style:style>
    <style:style style:name="T11" style:family="text">
      <style:text-properties fo:font-size="11pt" fo:font-style="normal" officeooo:rsid="0031518d" style:font-size-asian="11pt" style:font-style-asian="normal" style:font-size-complex="11pt" style:font-style-complex="normal"/>
    </style:style>
    <style:style style:name="T12" style:family="text">
      <style:text-properties fo:font-size="11pt" fo:font-style="normal" officeooo:rsid="00300107" style:font-size-asian="11pt" style:font-style-asian="normal" style:font-size-complex="11pt" style:font-style-complex="normal"/>
    </style:style>
    <style:style style:name="T13" style:family="text">
      <style:text-properties fo:font-size="11pt" fo:font-style="normal" officeooo:rsid="002f00fe" style:font-size-asian="11pt" style:font-style-asian="normal" style:font-size-complex="11pt" style:font-style-complex="normal"/>
    </style:style>
    <style:style style:name="T14" style:family="text">
      <style:text-properties fo:font-size="11pt" fo:font-style="normal" officeooo:rsid="003190a2" style:font-size-asian="11pt" style:font-style-asian="normal" style:font-size-complex="11pt" style:font-style-complex="normal"/>
    </style:style>
    <style:style style:name="T15" style:family="text">
      <style:text-properties fo:font-size="11pt" fo:font-style="normal" officeooo:rsid="003b42e8" style:font-size-asian="11pt" style:font-style-asian="normal" style:font-size-complex="11pt" style:font-style-complex="normal"/>
    </style:style>
    <style:style style:name="T16" style:family="text">
      <style:text-properties fo:font-size="11pt" fo:font-style="normal" officeooo:rsid="0047ceb1" style:font-size-asian="11pt" style:font-style-asian="normal" style:font-size-complex="11pt" style:font-style-complex="normal"/>
    </style:style>
    <style:style style:name="T17" style:family="text">
      <style:text-properties fo:font-size="11pt" officeooo:rsid="001a72a6" style:font-size-asian="11pt" style:font-size-complex="11pt"/>
    </style:style>
    <style:style style:name="T18" style:family="text">
      <style:text-properties fo:font-size="11pt" officeooo:rsid="0014d082" style:font-size-asian="11pt" style:font-size-complex="11pt"/>
    </style:style>
    <style:style style:name="T19" style:family="text">
      <style:text-properties fo:font-size="11pt" officeooo:rsid="001c7b71" style:font-size-asian="11pt" style:font-size-complex="11pt"/>
    </style:style>
    <style:style style:name="T20" style:family="text">
      <style:text-properties fo:font-size="11pt" fo:font-style="italic" officeooo:rsid="00202f09" style:font-size-asian="11pt" style:font-style-asian="italic" style:font-size-complex="11pt" style:font-style-complex="italic"/>
    </style:style>
    <style:style style:name="T21" style:family="text">
      <style:text-properties fo:font-style="normal" style:font-style-asian="normal" style:font-style-complex="normal"/>
    </style:style>
    <style:style style:name="T22" style:family="text">
      <style:text-properties fo:font-style="normal" officeooo:rsid="00141e4b" style:font-style-asian="normal" style:font-style-complex="normal"/>
    </style:style>
    <style:style style:name="T23" style:family="text">
      <style:text-properties fo:font-style="normal" officeooo:rsid="0014d082" style:font-style-asian="normal" style:font-style-complex="normal"/>
    </style:style>
    <style:style style:name="T24" style:family="text">
      <style:text-properties fo:font-style="normal" officeooo:rsid="001e8548" style:font-style-asian="normal" style:font-style-complex="normal"/>
    </style:style>
    <style:style style:name="T25" style:family="text">
      <style:text-properties fo:font-style="normal" officeooo:rsid="001efcea" style:font-style-asian="normal" style:font-style-complex="normal"/>
    </style:style>
    <style:style style:name="T26" style:family="text">
      <style:text-properties fo:font-style="normal" officeooo:rsid="002313ea" style:font-style-asian="normal" style:font-style-complex="normal"/>
    </style:style>
    <style:style style:name="T27" style:family="text">
      <style:text-properties officeooo:rsid="001a72a6"/>
    </style:style>
    <style:style style:name="T28" style:family="text">
      <style:text-properties fo:font-style="italic" style:font-style-asian="italic" style:font-style-complex="italic"/>
    </style:style>
    <style:style style:name="T29" style:family="text">
      <style:text-properties officeooo:rsid="0020fe56"/>
    </style:style>
    <style:style style:name="T30" style:family="text">
      <style:text-properties style:font-name="Liberation Serif" fo:font-size="11pt" fo:font-weight="normal" style:font-size-asian="9.60000038146973pt" style:font-weight-asian="normal" style:font-size-complex="11pt" style:font-weight-complex="normal"/>
    </style:style>
    <style:style style:name="T31" style:family="text">
      <style:text-properties style:font-name="Liberation Serif" fo:font-size="11pt" fo:font-weight="normal" officeooo:rsid="0026b093" style:font-size-asian="9.60000038146973pt" style:font-weight-asian="normal" style:font-size-complex="11pt" style:font-weight-complex="normal"/>
    </style:style>
    <style:style style:name="T32"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38" style:family="text">
      <style:text-properties style:font-name="Liberation Serif" fo:font-size="11pt" fo:font-style="normal" fo:font-weight="normal" officeooo:rsid="0040438f" style:font-size-asian="11pt" style:font-style-asian="normal" style:font-weight-asian="normal" style:font-size-complex="11pt" style:font-style-complex="normal" style:font-weight-complex="normal"/>
    </style:style>
    <style:style style:name="T39" style:family="text">
      <style:text-properties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40" style:family="text">
      <style:text-properties style:font-name="Liberation Serif" fo:font-size="11pt" fo:font-style="normal" fo:font-weight="normal" officeooo:rsid="0042a597" style:font-size-asian="11pt" style:font-style-asian="normal" style:font-weight-asian="normal" style:font-size-complex="11pt" style:font-style-complex="normal" style:font-weight-complex="normal"/>
    </style:style>
    <style:style style:name="T41" style:family="text">
      <style:text-properties style:font-name="Liberation Serif" fo:font-size="11pt" fo:font-style="normal" fo:font-weight="normal" officeooo:rsid="004a8f5c" style:font-size-asian="11pt" style:font-style-asian="normal" style:font-weight-asian="normal" style:font-size-complex="11pt" style:font-style-complex="normal" style:font-weight-complex="normal"/>
    </style:style>
    <style:style style:name="T42" style:family="text">
      <style:text-properties style:font-name="Liberation Serif" fo:font-size="11pt" fo:font-style="italic" fo:font-weight="normal" officeooo:rsid="00250df1"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33fc49"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3a5803" style:font-size-asian="11pt" style:font-style-asian="italic" style:font-weight-asian="normal" style:font-size-complex="11pt" style:font-style-complex="italic" style:font-weight-complex="normal"/>
    </style:style>
    <style:style style:name="T45" style:family="text">
      <style:text-properties officeooo:rsid="0033fc49"/>
    </style:style>
    <style:style style:name="T46" style:family="text">
      <style:text-properties officeooo:rsid="00351889"/>
    </style:style>
    <style:style style:name="T47" style:family="text">
      <style:text-properties officeooo:rsid="0039a40a"/>
    </style:style>
    <style:style style:name="T48" style:family="text">
      <style:text-properties officeooo:rsid="00250df1"/>
    </style:style>
    <style:style style:name="T49" style:family="text">
      <style:text-properties officeooo:rsid="003e9da6"/>
    </style:style>
    <style:style style:name="T50" style:family="text">
      <style:text-properties officeooo:rsid="0042a597"/>
    </style:style>
    <style:style style:name="T51" style:family="text">
      <style:text-properties style:text-position="0% 100%"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52" style:family="text">
      <style:text-properties style:text-position="0% 100%"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53" style:family="text">
      <style:text-properties style:text-position="0% 100%" style:font-name="Liberation Serif" fo:font-size="11pt" fo:font-style="normal" fo:font-weight="normal" officeooo:rsid="0042a597" style:font-size-asian="11pt" style:font-style-asian="normal" style:font-weight-asian="normal" style:font-size-complex="11pt" style:font-style-complex="normal" style:font-weight-complex="normal"/>
    </style:style>
    <style:style style:name="T54" style:family="text">
      <style:text-properties style:text-position="0% 100%"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55" style:family="text">
      <style:text-properties officeooo:rsid="00437e1d"/>
    </style:style>
    <style:style style:name="T56" style:family="text">
      <style:text-properties style:font-name="Liberation Sans" fo:font-size="11pt" fo:language="en" fo:country="US" officeooo:rsid="004026a4" style:font-size-asian="11pt" style:font-size-complex="11pt"/>
    </style:style>
    <style:style style:name="T57" style:family="text">
      <style:text-properties style:font-name="Liberation Sans" fo:font-size="11pt" fo:language="en" fo:country="US" officeooo:rsid="0045cb98" style:font-size-asian="11pt" style:font-size-complex="11pt"/>
    </style:style>
    <style:style style:name="T58" style:family="text">
      <style:text-properties style:font-name="Liberation Sans" fo:font-size="11pt" fo:language="en" fo:country="US" officeooo:rsid="004b180e" style:font-size-asian="11pt" style:font-size-complex="11pt"/>
    </style:style>
    <style:style style:name="T59" style:family="text">
      <style:text-properties style:font-name="Liberation Sans" fo:font-size="11pt" fo:language="en" fo:country="US" fo:font-weight="bold" officeooo:rsid="0045cb98" style:font-name-asian="Noto Sans CJK SC" style:font-size-asian="11pt" style:font-weight-asian="bold" style:font-name-complex="Lohit Devanagari" style:font-size-complex="11pt" style:font-weight-complex="bold"/>
    </style:style>
    <style:style style:name="T60" style:family="text">
      <style:text-properties officeooo:rsid="0047ceb1"/>
    </style:style>
    <style:style style:name="T61" style:family="text">
      <style:text-properties officeooo:rsid="0049ad96"/>
    </style:style>
    <style:style style:name="T62" style:family="text">
      <style:text-properties officeooo:rsid="004a8f5c"/>
    </style:style>
    <style:style style:name="T63" style:family="text">
      <style:text-properties officeooo:rsid="004b3c14"/>
    </style:style>
    <style:style style:name="T64" style:family="text">
      <style:text-properties officeooo:rsid="004ba5d5"/>
    </style:style>
    <style:style style:name="T65" style:family="text">
      <style:text-properties officeooo:rsid="004da07b"/>
    </style:style>
    <style:style style:name="T66" style:family="text">
      <style:text-properties officeooo:rsid="004fb7f7"/>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st setups and proceedings for LoRa evaluation</text:h>
      <text:h text:style-name="P30" text:outline-level="2"><text:span text:style-name="T27">First test setup</text:span>: Raw LoRa implementation</text:h>
      <text:p text:style-name="P1"><text:span text:style-name="T22">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3">CRC</text:span><text:span text:style-name="T22"> is correct, which leads to the message put into queue being deleted. </text:span><text:span text:style-name="T24">If the queue contains ten elements and an eleventh one is added, the latest entry is popped.</text:span></text:p>
      <text:p text:style-name="P2"><text:span text:style-name="T22">E</text:span><text:span text:style-name="T21">very sensorboard has an initial </text:span><text:span text:style-name="T28">time.sleep() </text:span><text:span text:style-name="T21">function call </text:span><text:span text:style-name="T25">before the execution of the infinite loop</text:span><text:span text:style-name="T21">, which is increased by one for each sensorboard added to the setup (first sensorboard 1</text:span><text:span text:style-name="T26">0</text:span><text:span text:style-name="T21"> s, second </text:span><text:span text:style-name="T26">sensorboard</text:span><text:span text:style-name="T21">1</text:span><text:span text:style-name="T26">1</text:span><text:span text:style-name="T21"> s, </text:span><text:span text:style-name="T26">third sensorboard 12 s, fourth sensorboard 13 s</text:span><text:span text:style-name="T21">).</text:span></text:p>
      <text:h text:style-name="P32" text:outline-level="2"><text:span text:style-name="T17">Second test setup</text:span><text:span text:style-name="T18">: Raw LoRa implementation with re-transmission of packets</text:span></text:h>
      <text:p text:style-name="P7"><text:span text:style-name="T6">Same as </text:span><text:span text:style-name="T2">the first </text:span><text:span text:style-name="T4">t</text:span><text:span text:style-name="T2">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32" text:outline-level="2"><text:span text:style-name="T17">Third te</text:span><text:span text:style-name="T19">s</text:span><text:span text:style-name="T17">t setup</text:span><text:span text:style-name="T18">: Raw LoRa implementation with re-transmission of packets and random back-off</text:span></text:h>
      <text:p text:style-name="P6"><text:span text:style-name="T2">As in the second </text:span><text:span text:style-name="T4">t</text:span><text:span text:style-name="T2">est, with an additional random back-off mechanism. </text:span><text:span text:style-name="T4">In this test case there is no </text:span><text:span text:style-name="T20">time.sleep()</text:span><text:span text:style-name="T5"> call before the infinite loop execution. </text:span><text:span text:style-name="T2">After a message is sent a random value between 0 and 1 is generated. If the values is greater than or equal to 0.4, the message sending interval and the re-transmission interval are randomized (message sending interval </text:span><text:span text:style-name="T3">between</text:span><text:span text:style-name="T2"> 20 s and 40 s, re-transmission interval </text:span><text:span text:style-name="T3">between</text:span><text:span text:style-name="T2"> 2 s and 10 s).</text:span></text:p>
      <text:p text:style-name="P4"/>
      <text:h text:style-name="P31" text:outline-level="2">Fourth test setup: Redundancy implementation</text:h>
      <text:p text:style-name="P15"><text:span text:style-name="T30">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1">The commands for changing the behavior of the redundant sensorboard are issued by the router.</text:span></text:p>
      <text:h text:style-name="P30" text:outline-level="2">Test proceedings <text:span text:style-name="T47">1 </text:span><text:span text:style-name="T60">(1.1 and 1.2)</text:span></text:h>
      <text:p text:style-name="P3">General setup: <text:span text:style-name="T29">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187137545968">
          <table:table-cell table:style-name="Tabelle1.A1" office:value-type="string">
            <text:p text:style-name="P20"/>
          </table:table-cell>
          <table:table-cell table:style-name="Tabelle1.A1" office:value-type="string">
            <text:p text:style-name="P22">Router</text:p>
          </table:table-cell>
          <table:table-cell table:style-name="Tabelle1.A1" office:value-type="string">
            <text:p text:style-name="P22">Board #1</text:p>
          </table:table-cell>
          <table:table-cell table:style-name="Tabelle1.A1" office:value-type="string">
            <text:p text:style-name="P22">Board #2</text:p>
          </table:table-cell>
          <table:table-cell table:style-name="Tabelle1.A1" office:value-type="string">
            <text:p text:style-name="P22">Board#3</text:p>
          </table:table-cell>
          <table:table-cell table:style-name="Tabelle1.F1" office:value-type="string">
            <text:p text:style-name="P22">Board #4</text:p>
          </table:table-cell>
        </table:table-row>
        <table:table-row table:style-name="TableLine94187138357264">
          <table:table-cell table:style-name="Tabelle1.A2" office:value-type="string">
            <text:p text:style-name="P22">Router</text:p>
          </table:table-cell>
          <table:table-cell table:style-name="Tabelle1.A2" office:value-type="string">
            <text:p text:style-name="P22">0</text:p>
          </table:table-cell>
          <table:table-cell table:style-name="Tabelle1.A2" office:value-type="string">
            <text:p text:style-name="P22">3.6</text:p>
          </table:table-cell>
          <table:table-cell table:style-name="Tabelle1.A2" office:value-type="string">
            <text:p text:style-name="P22">3.7</text:p>
          </table:table-cell>
          <table:table-cell table:style-name="Tabelle1.A2" office:value-type="string">
            <text:p text:style-name="P22">1</text:p>
          </table:table-cell>
          <table:table-cell table:style-name="Tabelle1.F2" office:value-type="string">
            <text:p text:style-name="P22">1.7</text:p>
          </table:table-cell>
        </table:table-row>
        <table:table-row table:style-name="TableLine94187138360752">
          <table:table-cell table:style-name="Tabelle1.A2" office:value-type="string">
            <text:p text:style-name="P22">Board #1</text:p>
          </table:table-cell>
          <table:table-cell table:style-name="Tabelle1.A2" office:value-type="string">
            <text:p text:style-name="P22">3.6</text:p>
          </table:table-cell>
          <table:table-cell table:style-name="Tabelle1.A2" office:value-type="string">
            <text:p text:style-name="P22">0</text:p>
          </table:table-cell>
          <table:table-cell table:style-name="Tabelle1.A2" office:value-type="string">
            <text:p text:style-name="P22">1.2</text:p>
          </table:table-cell>
          <table:table-cell table:style-name="Tabelle1.A2" office:value-type="string">
            <text:p text:style-name="P20">-</text:p>
          </table:table-cell>
          <table:table-cell table:style-name="Tabelle1.F2" office:value-type="string">
            <text:p text:style-name="P22">2.7</text:p>
          </table:table-cell>
        </table:table-row>
        <table:table-row table:style-name="TableLine94187138362048">
          <table:table-cell table:style-name="Tabelle1.A2" office:value-type="string">
            <text:p text:style-name="P22">Board #2</text:p>
          </table:table-cell>
          <table:table-cell table:style-name="Tabelle1.A2" office:value-type="string">
            <text:p text:style-name="P22">3.7</text:p>
          </table:table-cell>
          <table:table-cell table:style-name="Tabelle1.A2" office:value-type="string">
            <text:p text:style-name="P22">1.2</text:p>
          </table:table-cell>
          <table:table-cell table:style-name="Tabelle1.A2" office:value-type="string">
            <text:p text:style-name="P22">0</text:p>
          </table:table-cell>
          <table:table-cell table:style-name="Tabelle1.A2" office:value-type="string">
            <text:p text:style-name="P22">3.3</text:p>
          </table:table-cell>
          <table:table-cell table:style-name="Tabelle1.F2" office:value-type="string">
            <text:p text:style-name="P20">-</text:p>
          </table:table-cell>
        </table:table-row>
        <table:table-row table:style-name="TableLine94187138363424">
          <table:table-cell table:style-name="Tabelle1.A2" office:value-type="string">
            <text:p text:style-name="P22">Board #3</text:p>
          </table:table-cell>
          <table:table-cell table:style-name="Tabelle1.A2" office:value-type="string">
            <text:p text:style-name="P22">1</text:p>
          </table:table-cell>
          <table:table-cell table:style-name="Tabelle1.A2" office:value-type="string">
            <text:p text:style-name="P20">-</text:p>
          </table:table-cell>
          <table:table-cell table:style-name="Tabelle1.A2" office:value-type="string">
            <text:p text:style-name="P22">3.3</text:p>
          </table:table-cell>
          <table:table-cell table:style-name="Tabelle1.A2" office:value-type="string">
            <text:p text:style-name="P22">0</text:p>
          </table:table-cell>
          <table:table-cell table:style-name="Tabelle1.F2" office:value-type="string">
            <text:p text:style-name="P22">2.7</text:p>
          </table:table-cell>
        </table:table-row>
        <table:table-row table:style-name="TableLine94187138364832">
          <table:table-cell table:style-name="Tabelle1.A2" office:value-type="string">
            <text:p text:style-name="P22">Board #4</text:p>
          </table:table-cell>
          <table:table-cell table:style-name="Tabelle1.A2" office:value-type="string">
            <text:p text:style-name="P22">1.7</text:p>
          </table:table-cell>
          <table:table-cell table:style-name="Tabelle1.A2" office:value-type="string">
            <text:p text:style-name="P22">2.7</text:p>
          </table:table-cell>
          <table:table-cell table:style-name="Tabelle1.A2" office:value-type="string">
            <text:p text:style-name="P20">-</text:p>
          </table:table-cell>
          <table:table-cell table:style-name="Tabelle1.A2" office:value-type="string">
            <text:p text:style-name="P22">2.7</text:p>
          </table:table-cell>
          <table:table-cell table:style-name="Tabelle1.F2" office:value-type="string">
            <text:p text:style-name="P22">0</text:p>
          </table:table-cell>
        </table:table-row>
      </table:table>
      <text:list xml:id="list2658039617" text:style-name="L1">
        <text:list-header>
          <text:p text:style-name="P36"/>
        </text:list-header>
      </text:list>
      <text:p text:style-name="P8"><text:span text:style-name="T7">Test proceeding</text:span><text:span text:style-name="T8">s</text:span><text:span text:style-name="T7">: </text:span></text:p>
      <text:list xml:id="list726088502" text:style-name="L2">
        <text:list-item>
          <text:p text:style-name="P38"><text:span text:style-name="T7">L</text:span><text:span text:style-name="T9">et the boards run for </text:span><text:span text:style-name="T10">15</text:span><text:span text:style-name="T9"> minutes and unplug board #1 and #2. After </text:span><text:span text:style-name="T11">one</text:span><text:span text:style-name="T9"> minute plug board #1 </text:span><text:span text:style-name="T10">and # 2 </text:span><text:span text:style-name="T9">in again. </text:span><text:span text:style-name="T10">Let the boards run for another </text:span><text:span text:style-name="T12">60</text:span><text:span text:style-name="T10"> minutes.</text:span><text:span text:style-name="T9"> </text:span><text:span text:style-name="T16">(1.1)</text:span></text:p>
        </text:list-item>
        <text:list-item>
          <text:p text:style-name="P41"><text:span text:style-name="T9">L</text:span><text:span text:style-name="T1">et the board run for </text:span><text:span text:style-name="T13">6</text:span><text:span text:style-name="T1"> minutes and unplug board #1 and #2. After one minute plug board #1 and #2 in again. Let the boards run for another 5 minutes. Perform this experiment with the threshold limits permanently broken. </text:span><text:span text:style-name="T16">(1.2)</text:span></text:p>
        </text:list-item>
      </text:list>
      <text:p text:style-name="P3"/>
      <text:p text:style-name="P11"><text:span text:style-name="T7">Test for sensorboards with redundancy implementation: Let the sensorboards run for </text:span><text:span text:style-name="T14">5</text:span><text:span text:style-name="T7"> minutes. After that unplug one non-redundant sensorboard. After another </text:span><text:span text:style-name="T14">5</text:span><text:span text:style-name="T7"> minute</text:span><text:span text:style-name="T14">s</text:span><text:span text:style-name="T7"> plug the sensorboard in again. Let the system run for </text:span><text:span text:style-name="T14">a few</text:span><text:span text:style-name="T7"> more minutes.</text:span></text:p>
      <text:p text:style-name="P5"><text:soft-page-break/></text:p>
      <text:h text:style-name="P30" text:outline-level="2"><text:span text:style-name="T48">T</text:span>est proceedings 2 <text:span text:style-name="T49">(09.08.2022, </text:span><text:span text:style-name="T61">2.1 and 2.2</text:span><text:span text:style-name="T49">)</text:span></text:h>
      <text:p text:style-name="P9"><text:span text:style-name="T9">General setup: </text:span><text:span text:style-name="T15">Rough d</text:span><text:span text:style-name="T10">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187138396256">
          <table:table-cell table:style-name="Tabelle2.A1" office:value-type="string">
            <text:p text:style-name="P21"/>
          </table:table-cell>
          <table:table-cell table:style-name="Tabelle2.A1" office:value-type="string">
            <text:p text:style-name="P23">Router</text:p>
          </table:table-cell>
          <table:table-cell table:style-name="Tabelle2.A1" office:value-type="string">
            <text:p text:style-name="P23">Board #1</text:p>
          </table:table-cell>
          <table:table-cell table:style-name="Tabelle2.A1" office:value-type="string">
            <text:p text:style-name="P23">Board #2</text:p>
          </table:table-cell>
          <table:table-cell table:style-name="Tabelle2.A1" office:value-type="string">
            <text:p text:style-name="P23">Board#3</text:p>
          </table:table-cell>
          <table:table-cell table:style-name="Tabelle2.F1" office:value-type="string">
            <text:p text:style-name="P23">Board #4</text:p>
          </table:table-cell>
        </table:table-row>
        <table:table-row table:style-name="TableLine94187138438288">
          <table:table-cell table:style-name="Tabelle2.A2" office:value-type="string">
            <text:p text:style-name="P23">Router</text:p>
          </table:table-cell>
          <table:table-cell table:style-name="Tabelle2.A2" office:value-type="string">
            <text:p text:style-name="P24">0</text:p>
          </table:table-cell>
          <table:table-cell table:style-name="Tabelle2.A2" office:value-type="string">
            <text:p text:style-name="P26">3.6</text:p>
          </table:table-cell>
          <table:table-cell table:style-name="Tabelle2.A2" office:value-type="string">
            <text:p text:style-name="P25">3.7</text:p>
          </table:table-cell>
          <table:table-cell table:style-name="Tabelle2.A2" office:value-type="string">
            <text:p text:style-name="P25">0.95</text:p>
          </table:table-cell>
          <table:table-cell table:style-name="Tabelle2.F2" office:value-type="string">
            <text:p text:style-name="P25">1.45</text:p>
          </table:table-cell>
        </table:table-row>
        <table:table-row table:style-name="TableLine94187138440864">
          <table:table-cell table:style-name="Tabelle2.A2" office:value-type="string">
            <text:p text:style-name="P23">Board #1</text:p>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1.2</text:p>
          </table:table-cell>
          <table:table-cell table:style-name="Tabelle2.A2" office:value-type="string">
            <text:p text:style-name="P26">3.3</text:p>
          </table:table-cell>
          <table:table-cell table:style-name="Tabelle2.F2" office:value-type="string">
            <text:p text:style-name="P26">2.7</text:p>
          </table:table-cell>
        </table:table-row>
        <table:table-row table:style-name="TableLine94187138442352">
          <table:table-cell table:style-name="Tabelle2.A2" office:value-type="string">
            <text:p text:style-name="P23">Board #2</text:p>
          </table:table-cell>
          <table:table-cell table:style-name="Tabelle2.B3" office:value-type="string">
            <text:p text:style-name="P23"/>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3.1</text:p>
          </table:table-cell>
          <table:table-cell table:style-name="Tabelle2.F2" office:value-type="string">
            <text:p text:style-name="P26">3.3</text:p>
          </table:table-cell>
        </table:table-row>
        <table:table-row table:style-name="TableLine94187138443840">
          <table:table-cell table:style-name="Tabelle2.A2" office:value-type="string">
            <text:p text:style-name="P23">Board #3</text:p>
          </table:table-cell>
          <table:table-cell table:style-name="Tabelle2.B3" office:value-type="string">
            <text:p text:style-name="P23"/>
          </table:table-cell>
          <table:table-cell table:style-name="Tabelle2.B3" office:value-type="string">
            <text:p text:style-name="P21"/>
          </table:table-cell>
          <table:table-cell table:style-name="Tabelle2.B3" office:value-type="string">
            <text:p text:style-name="P23"/>
          </table:table-cell>
          <table:table-cell table:style-name="Tabelle2.A2" office:value-type="string">
            <text:p text:style-name="P24">0</text:p>
          </table:table-cell>
          <table:table-cell table:style-name="Tabelle2.F2" office:value-type="string">
            <text:p text:style-name="P26">2.0</text:p>
          </table:table-cell>
        </table:table-row>
        <table:table-row table:style-name="TableLine94187138445328">
          <table:table-cell table:style-name="Tabelle2.A2" office:value-type="string">
            <text:p text:style-name="P23">Board #4</text:p>
          </table:table-cell>
          <table:table-cell table:style-name="Tabelle2.B3" office:value-type="string">
            <text:p text:style-name="P27"/>
          </table:table-cell>
          <table:table-cell table:style-name="Tabelle2.B3" office:value-type="string">
            <text:p text:style-name="P27"/>
          </table:table-cell>
          <table:table-cell table:style-name="Tabelle2.B3" office:value-type="string">
            <text:p text:style-name="P28"/>
          </table:table-cell>
          <table:table-cell table:style-name="Tabelle2.B3" office:value-type="string">
            <text:p text:style-name="P27"/>
          </table:table-cell>
          <table:table-cell table:style-name="Tabelle2.F2" office:value-type="string">
            <text:p text:style-name="P24">0</text:p>
          </table:table-cell>
        </table:table-row>
      </table:table>
      <text:list xml:id="list122858911824340" text:continue-list="list2658039617" text:style-name="L1">
        <text:list-header>
          <text:p text:style-name="P37"/>
        </text:list-header>
      </text:list>
      <text:p text:style-name="P12"><text:span text:style-name="T42">S</text:span><text:span text:style-name="T43">etup note: All sending times were </text:span><text:span text:style-name="T44">reduced by 75%</text:span><text:span text:style-name="T43">, as well as the randomization intervals and the randomization step. The time when the status of the sensorboards is checked on the rbpi is reduced to 60 seconds.</text:span></text:p>
      <text:p text:style-name="P14"/>
      <text:p text:style-name="P9"><text:span text:style-name="T33">Test proceeding</text:span><text:span text:style-name="T34">s</text:span><text:span text:style-name="T33">:</text:span></text:p>
      <text:list xml:id="list2093073502" text:style-name="L3">
        <text:list-item>
          <text:p text:style-name="P42"><text:span text:style-name="T35">L</text:span><text:span text:style-name="T32">et </text:span><text:span text:style-name="T36">sensor</text:span><text:span text:style-name="T32">board</text:span><text:span text:style-name="T36">s</text:span><text:span text:style-name="T32"> run for 15 min after </text:span><text:span text:style-name="T36">starting </text:span><text:span text:style-name="T32">simultaneously. </text:span><text:span text:style-name="T41">(2.1)</text:span></text:p>
        </text:list-item>
        <text:list-item>
          <text:p text:style-name="P43">Let <text:span text:style-name="T45">sensorb</text:span>oards <text:span text:style-name="T45">#</text:span>3 and <text:span text:style-name="T45">#</text:span>4 run for 1<text:span text:style-name="T46">6</text:span> min after starting simultaneously. One min after starting <text:span text:style-name="T45">#</text:span>3 and <text:span text:style-name="T45">#</text:span>4 start <text:span text:style-name="T45">sensor</text:span>board<text:span text:style-name="T45">s</text:span> <text:span text:style-name="T45">#</text:span>1 and <text:span text:style-name="T45">#</text:span>2 simultaneously. <text:span text:style-name="T46">In total sensorboards #1 and #2 are running 15 min, one min less than sensorboards #3 and #4. </text:span><text:span text:style-name="T62">(2.2)</text:span></text:p>
        </text:list-item>
      </text:list>
      <text:h text:style-name="P35" text:outline-level="2"><text:span text:style-name="T56">Test proceedings 3 (</text:span><text:span text:style-name="T59">1</text:span><text:span text:style-name="T56">0.08.2022/</text:span><text:span text:style-name="T57">11.08.2022, </text:span><text:span text:style-name="T58">3.1 and 3.2</text:span><text:span text:style-name="T56">)</text:span></text:h>
      <text:p text:style-name="P16">General setup: Rough distances as in Test proceedings 2.</text:p>
      <text:p text:style-name="P17">Setup note: All sending time were halved, as well as the randomization intervals and randomization step. The time when the status of the sensorboards is checked on the rbpi is reduced to 60 seconds.</text:p>
      <text:p text:style-name="P10"><text:span text:style-name="T33">Test proceeding</text:span><text:span text:style-name="T34">s</text:span><text:span text:style-name="T33">:</text:span></text:p>
      <text:list xml:id="list2774869895" text:style-name="L4">
        <text:list-item>
          <text:p text:style-name="P39"><text:span text:style-name="T35">L</text:span><text:span text:style-name="T37">et </text:span><text:span text:style-name="T36">sensor</text:span><text:span text:style-name="T37">board</text:span><text:span text:style-name="T36">s</text:span><text:span text:style-name="T37"> run for </text:span><text:span text:style-name="T38">60</text:span><text:span text:style-name="T37"> min after </text:span><text:span text:style-name="T36">starting </text:span><text:span text:style-name="T37">simultaneously.</text:span></text:p>
        </text:list-item>
        <text:list-item>
          <text:p text:style-name="P39"><text:span text:style-name="T37">Let </text:span><text:span text:style-name="T36">sensorb</text:span><text:span text:style-name="T37">oards </text:span><text:span text:style-name="T36">#</text:span><text:span text:style-name="T37">3 and </text:span><text:span text:style-name="T36">#</text:span><text:span text:style-name="T37">4 run for </text:span><text:span text:style-name="T38">61</text:span><text:span text:style-name="T37"> min after starting simultaneously. One min after starting </text:span><text:span text:style-name="T36">#</text:span><text:span text:style-name="T37">3 and </text:span><text:span text:style-name="T36">#</text:span><text:span text:style-name="T37">4 start </text:span><text:span text:style-name="T36">sensor</text:span><text:span text:style-name="T37">board</text:span><text:span text:style-name="T36">s</text:span><text:span text:style-name="T37"> </text:span><text:span text:style-name="T36">#</text:span><text:span text:style-name="T37">1 and </text:span><text:span text:style-name="T36">#</text:span><text:span text:style-name="T37">2 simultaneously. </text:span><text:span text:style-name="T39">In total sensorboards #1 and #2 are running </text:span><text:span text:style-name="T38">60</text:span><text:span text:style-name="T39"> min, one min less than sensorboards #3 and #4.</text:span></text:p>
        </text:list-item>
      </text:list>
      <text:h text:style-name="P33" text:outline-level="2">Test proceedings 4 <text:span text:style-name="T50">(17.08.2022, </text:span><text:span text:style-name="T63">4.1 and 4.2</text:span><text:span text:style-name="T50">)</text:span></text:h>
      <text:p text:style-name="P18">General setup: Rough distanced as in Test proceedings 2. <text:span text:style-name="T55">The distance between the noise creating board an the router is 0.8 m, between sensorboard #4 and the router.</text:span></text:p>
      <text:p text:style-name="P19">Setup note: All sending times were halved, as well as the randomization intervals and randomization step. The time when the status of the sensorboards is checked on the rbpi is reduced to 60 seconds. In addition fifth board is implemented in all test setups. In a specific interval of 0.5 seconds a message is send, which is not identified as one belonging to the system. By that it creates noise, increasing package loss, as well as invalid checksum.</text:p>
      <text:p text:style-name="P13"><text:span text:style-name="T33">Test proceeding</text:span><text:span text:style-name="T34">s</text:span><text:span text:style-name="T33">:</text:span></text:p>
      <text:list xml:id="list2241191458" text:style-name="L5">
        <text:list-item>
          <text:p text:style-name="P40"><text:span text:style-name="T35">L</text:span><text:span text:style-name="T37">et </text:span><text:span text:style-name="T36">sensor</text:span><text:span text:style-name="T37">board</text:span><text:span text:style-name="T36">s</text:span><text:span text:style-name="T37"> run for </text:span><text:span text:style-name="T40">15</text:span><text:span text:style-name="T37"> min after </text:span><text:span text:style-name="T36">starting </text:span><text:span text:style-name="T37">simultaneously.</text:span></text:p>
        </text:list-item>
        <text:list-item>
          <text:p text:style-name="P40"><text:span text:style-name="T51">Let </text:span><text:span text:style-name="T52">sensorb</text:span><text:span text:style-name="T51">oards </text:span><text:span text:style-name="T52">#</text:span><text:span text:style-name="T51">3 and </text:span><text:span text:style-name="T52">#</text:span><text:span text:style-name="T51">4 run for </text:span><text:span text:style-name="T53">16</text:span><text:span text:style-name="T51"> min after starting simultaneously. One min after starting </text:span><text:span text:style-name="T52">#</text:span><text:span text:style-name="T51">3 and </text:span><text:span text:style-name="T52">#</text:span><text:span text:style-name="T51">4 start </text:span><text:span text:style-name="T52">sensor</text:span><text:span text:style-name="T51">board</text:span><text:span text:style-name="T52">s</text:span><text:span text:style-name="T51"> </text:span><text:span text:style-name="T52">#</text:span><text:span text:style-name="T51">1 and </text:span><text:span text:style-name="T52">#</text:span><text:span text:style-name="T51">2 simultaneously. </text:span><text:span text:style-name="T54">In total sensorboards #1 and #2 are running </text:span><text:span text:style-name="T53">15</text:span><text:span text:style-name="T54"> min, one min less than sensorboards #3 and #4.</text:span></text:p>
        </text:list-item>
      </text:list>
      <text:h text:style-name="P34" text:outline-level="2">Test proceedings 5 (31.08.2022, <text:span text:style-name="T64">5.1 and 5.2</text:span>)</text:h>
      <text:p text:style-name="P44">Setup notes: Sending intervals are 10s, start delay is 10s, 10.5s and 11s respectively. Randomization intervals are 8s to 12s, with a step size of 130ms. The re-transmission interval is fixed at 3s.Only two sensorboards plus one noisy board are used. The noisy board is sending every 500ms a message that does not belong to the system and is hereby considered as noise. <text:span text:style-name="T65">Both experiments run for 30 minutes.</text:span></text:p>
      <text:p text:style-name="P45"><text:soft-page-break/>Test proceedings:</text:p>
      <text:list xml:id="list1211299527" text:style-name="L6">
        <text:list-item>
          <text:p text:style-name="P46">Start the two sensorboards #1 and #2 simultaneously. Start delays are 10s and 11s respectively</text:p>
        </text:list-item>
        <text:list-item>
          <text:p text:style-name="P46">Start the two sensorboards #1 and #3 simultaneously, but with a start delay of 10s and 10.5s respectively.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9-02T12:20:17.720871507</dc:date>
    <meta:editing-duration>PT8H31M57S</meta:editing-duration>
    <meta:editing-cycles>61</meta:editing-cycles>
    <meta:generator>LibreOffice/6.4.7.2$Linux_X86_64 LibreOffice_project/40$Build-2</meta:generator>
    <meta:document-statistic meta:table-count="2" meta:image-count="0" meta:object-count="0" meta:page-count="3" meta:paragraph-count="99" meta:word-count="1043" meta:character-count="6010" meta:non-whitespace-character-count="5074"/>
  </office:meta>
</office:document-meta>
</file>